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Environment.getDefaultSessio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redirect( String newURL , boolean global , boolean perma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Environment.tryResetRespon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rtletEnvironment.PortletEnvironment( String servletPath , String pathInfo , String uri , javax . portlet . ActionRequest request , javax . portlet . ActionResponse response , PortletContext portletContext , Context context , String containerEncoding , String defaultFormEncoding , int defaultSession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Environment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vironment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vironment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vironment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initObjectModel( javax . portlet . PortletRequest portletRequest , javax . portlet . PortletResponse portletResponse , PortletContext port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Environment.PortletEnvironment( String servletPath , String pathInfo , String uri , javax . portlet . RenderRequest request , javax . portlet . RenderResponse response , PortletContext portletContext , Context context , String containerEncoding , String defaultFormEncoding , int defaultSession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Environment.isResponse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getOutputStream( final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Environment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